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55625cm"/>
    </style:style>
    <style:style style:name="co3" style:family="table-column">
      <style:table-column-properties fo:break-before="auto" style:column-width="7.3818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6378" table:default-cell-style-name="ce1"/>
        <table:table-row table:style-name="ro1">
          <table:table-cell table:number-columns-repeated="2"/>
          <table:table-cell office:value-type="string" table:style-name="ce1">
            <text:p>Offenbarung</text:p>
          </table:table-cell>
          <table:table-cell table:number-columns-repeated="2" table:style-name="ce1"/>
          <table:table-cell office:value-type="string" table:style-name="ce1">
            <text:p>Daniel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1">
            <text:p>27. Buch in NT</text:p>
          </table:table-cell>
          <table:table-cell table:number-columns-repeated="2" table:style-name="ce1"/>
          <table:table-cell office:value-type="string" table:style-name="ce1">
            <text:p>27. Buch in AT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1">
            <text:p>versiegle nicht</text:p>
          </table:table-cell>
          <table:table-cell office:value-type="string" table:style-name="ce2">
            <text:p>22:10</text:p>
          </table:table-cell>
          <table:table-cell table:style-name="ce1"/>
          <table:table-cell office:value-type="string" table:style-name="ce1">
            <text:p>vesiegle</text:p>
          </table:table-cell>
          <table:table-cell office:value-type="string" table:style-name="ce2">
            <text:p>12:4</text:p>
          </table:table-cell>
          <table:table-cell table:style-name="ce1"/>
          <table:table-cell office:value-type="string" table:style-name="ce1">
            <text:p>Vgl. Buch mit 7 Siegeln, das niemand aus der Hand nehmen kann <text:s/>(Offb 5 ff)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1">
            <text:p>vielgeliebter</text:p>
          </table:table-cell>
          <table:table-cell office:value-type="string" table:style-name="ce2">
            <text:p>9:23</text:p>
          </table:table-cell>
          <table:table-cell table:style-name="ce1"/>
          <table:table-cell office:value-type="string" table:style-name="ce1">
            <text:p>geliebter Juenger?</text:p>
          </table:table-cell>
          <table:table-cell office:value-type="string" table:style-name="ce1">
            <text:p>Joh 13:23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string" table:style-name="ce1">
            <text:p>Babylon/...</text:p>
          </table:table-cell>
          <table:table-cell office:value-type="string" table:style-name="ce2">
            <text:p>1:3-7</text:p>
          </table:table-cell>
          <table:table-cell table:style-name="ce1"/>
          <table:table-cell office:value-type="string" table:style-name="ce1">
            <text:p>Patmos</text:p>
          </table:table-cell>
          <table:table-cell office:value-type="string" table:style-name="ce2">
            <text:p>1:9-11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string" table:style-name="ce1">
            <text:p>in Babylon</text:p>
          </table:table-cell>
          <table:table-cell table:number-columns-repeated="2" table:style-name="ce1"/>
          <table:table-cell office:value-type="string" table:style-name="ce1">
            <text:p>Gericht ueber Babylon</text:p>
          </table:table-cell>
          <table:table-cell office:value-type="string" table:style-name="ce1">
            <text:p>Offb 17 und 18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string" table:style-name="ce1">
            <text:p>4 Tiere</text:p>
          </table:table-cell>
          <table:table-cell office:value-type="string" table:style-name="ce1">
            <text:p>Daniel 2+7</text:p>
          </table:table-cell>
          <table:table-cell table:style-name="ce1"/>
          <table:table-cell office:value-type="string" table:style-name="ce1">
            <text:p>4 Tiere</text:p>
          </table:table-cell>
          <table:table-cell office:value-type="string" table:style-name="ce1">
            <text:p>Offb 13+17+19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string" table:style-name="ce1">
            <text:p>70 Wochen</text:p>
          </table:table-cell>
          <table:table-cell table:number-columns-repeated="2" table:style-name="ce1"/>
          <table:table-cell office:value-type="string" table:style-name="ce1">
            <text:p>70. Woche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1">
            <text:p>Offenbarer der Geheimnisse</text:p>
          </table:table-cell>
          <table:table-cell office:value-type="string" table:style-name="ce2">
            <text:p>2:47</text:p>
          </table:table-cell>
          <table:table-cell table:style-name="ce1"/>
          <table:table-cell office:value-type="string" table:style-name="ce1">
            <text:p>Geheimnisse</text:p>
          </table:table-cell>
          <table:table-cell office:value-type="string" table:style-name="ce2">
            <text:p>1:20 <text:s/>/ 10:7 / 17:5 / 17:7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string" table:style-name="ce1">
            <text:p>Macht, Herrlichkeit, Ehre...</text:p>
          </table:table-cell>
          <table:table-cell office:value-type="string" table:style-name="ce2">
            <text:p>7:13+14</text:p>
          </table:table-cell>
          <table:table-cell table:number-columns-repeated="2" table:style-name="ce1"/>
          <table:table-cell office:value-type="string" table:style-name="ce2">
            <text:p>1:7 / Offb 5 / 12:10 / 12:20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string" table:style-name="ce1">
            <text:p>Wie die Sterne Leuchten</text:p>
          </table:table-cell>
          <table:table-cell office:value-type="string" table:style-name="ce2">
            <text:p>12:3</text:p>
          </table:table-cell>
          <table:table-cell table:style-name="ce1"/>
          <table:table-cell office:value-type="string" table:style-name="ce1">
            <text:p>glaenzender Morgenstern</text:p>
          </table:table-cell>
          <table:table-cell office:value-type="string" table:style-name="ce2">
            <text:p>22:16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string" table:style-name="ce1">
            <text:p>Auferstehung / kein Tod</text:p>
          </table:table-cell>
          <table:table-cell table:number-columns-repeated="16381" table:style-name="ce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2" style:family="text">
      <style:text-properties fo:color="#000000" style:font-name="Calibri" style:font-name-asian="Calibri" style:font-name-complex="Calibri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/>
      <style:header-left style:display="false"/>
      <style:footer>
        <style:region-left>
          <text:p><text:span text:style-name="T1">#</text:span><text:span text:style-name="T2">INTERNAL</text:span><text:span text:style-name="T2"> </text:span><text:span text:style-name="T2">USE</text:span><text:span text:style-name="T2"> </text:span><text:span text:style-name="T2">ONLY</text:span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René Nyffenegger</meta:initial-creator>
    <dc:creator>René Nyffenegger</dc:creator>
    <meta:creation-date>2020-04-12T09:10:36Z</meta:creation-date>
    <dc:date>2020-04-12T09:28:53Z</dc:date>
    <meta:editing-duration>PT0S</meta:editing-duration>
    <meta:user-defined meta:name="MSIP_Label_9108d454-5c13-4905-93be-12ec8059c842_Enabled">True</meta:user-defined>
    <meta:user-defined meta:name="MSIP_Label_9108d454-5c13-4905-93be-12ec8059c842_SiteId">473672ba-cd07-4371-a2ae-788b4c61840e</meta:user-defined>
    <meta:user-defined meta:name="MSIP_Label_9108d454-5c13-4905-93be-12ec8059c842_Owner">r.nyffenegger@zurich.com</meta:user-defined>
    <meta:user-defined meta:name="MSIP_Label_9108d454-5c13-4905-93be-12ec8059c842_SetDate">2020-04-12T09:10:47.3044660Z</meta:user-defined>
    <meta:user-defined meta:name="MSIP_Label_9108d454-5c13-4905-93be-12ec8059c842_Name">Internal Use Only</meta:user-defined>
    <meta:user-defined meta:name="MSIP_Label_9108d454-5c13-4905-93be-12ec8059c842_Application">Microsoft Azure Information Protection</meta:user-defined>
    <meta:user-defined meta:name="MSIP_Label_9108d454-5c13-4905-93be-12ec8059c842_ActionId">a386dfe8-7c59-4f8c-a9c1-0a07e5a45c1d</meta:user-defined>
    <meta:user-defined meta:name="MSIP_Label_9108d454-5c13-4905-93be-12ec8059c842_Extended_MSFT_Method">Automatic</meta:user-defined>
    <meta:user-defined meta:name="Sensitivity">Internal Use Only</meta:user-defined>
  </office:meta>
</office:document-meta>
</file>